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language="ru" fo:country="RU" officeooo:rsid="00073300" officeooo:paragraph-rsid="000ad133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language="ru" fo:country="RU" officeooo:rsid="00073300" officeooo:paragraph-rsid="000ad133" style:font-size-asian="14pt" style:font-size-complex="14pt"/>
    </style:style>
    <style:style style:name="T1" style:family="text">
      <style:text-properties officeooo:rsid="000ad133"/>
    </style:style>
    <style:style style:name="T2" style:family="text">
      <style:text-properties officeooo:rsid="0006f6e7"/>
    </style:style>
    <style:style style:name="T3" style:family="text">
      <style:text-properties officeooo:rsid="00088a2b"/>
    </style:style>
    <style:style style:name="T4" style:family="text">
      <style:text-properties officeooo:rsid="00042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учета ежедневной выручки (наличные плюс перевод по карте), <text:s/>ежемесячной <text:span text:style-name="T1">выручки и </text:span>ежемесячной прибыли (выручка минус расходы).</text:p>
      <text:p text:style-name="P2">Вводятся наименование услуги, поступление суммы (разбивка: наличные, перевод по карте), расходы. <text:span text:style-name="T4">После набора с клавиатуры данных </text:span><text:span text:style-name="T1">в соответствующих полях, </text:span><text:span text:style-name="T4">необходимо нажать кнопку «Ввести» и обновить страницу браузера. </text:span>Дата ввода информации проставляется автоматически. Далее производится расчет выручки по дням и расчет <text:span text:style-name="T1">выручки/</text:span>прибыли по месяцам. <text:span text:style-name="T1">Расчет дня производится при смене даты дня на следующий и расчет месяца производится при смене месяца на следующий.</text:span></text:p>
      <text:p text:style-name="P2">Таблица отображается в браузере. Введенная информация сохраняется при обновлении страницы браузера и после его закрытия, <text:span text:style-name="T1">а </text:span><text:span text:style-name="T3">так же после выключения/включения компьютера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8:52:15.824000000</meta:creation-date>
    <dc:date>2023-03-25T15:08:30.408000000</dc:date>
    <meta:editing-duration>PT20M3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99" meta:character-count="766" meta:non-whitespace-character-count="669"/>
  </office:meta>
</office:document-meta>
</file>